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office:value-type="float" office:value="6180" calcext:value-type="float">
            <text:p>6180.0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12:.B16])" office:value-type="float" office:value="6763.03495595881" calcext:value-type="float">
            <text:p>6763.03</text:p>
          </table:table-cell>
          <table:table-cell table:formula="of:=STDEV([.B12:.B16])" office:value-type="float" office:value="75.1578490326043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9" calcext:value-type="float">
            <text:p>1.61</text:p>
          </table:table-cell>
          <table:table-cell table:formula="of:=([.D19]-[.H19])/[.H19]*100" office:value-type="float" office:value="0.781803869035313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11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653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2972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12" office:value-type="float" office:value="6656" calcext:value-type="float">
            <text:p>665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548.99271002418" calcext:value-type="float">
            <text:p>7548.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29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7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666.16829401388" calcext:value-type="float">
            <text:p>7666.17</text:p>
          </table:table-cell>
          <table:table-cell table:formula="of:=STDEV([.I22:.I26])" office:value-type="float" office:value="113.874912707113" calcext:value-type="float">
            <text:p>113.87</text:p>
          </table:table-cell>
          <table:table-cell table:formula="of:=MIN([.I22:.I26])" office:value-type="float" office:value="7548.99271002418" calcext:value-type="float">
            <text:p>7548.99</text:p>
          </table:table-cell>
          <table:table-cell table:formula="of:=([.I29]-[.P29])/[.P29]*100" office:value-type="float" office:value="1.64635765067467" calcext:value-type="float">
            <text:p>1.65</text:p>
          </table:table-cell>
          <table:table-cell table:formula="of:=([.K29]-[.P29])/[.P29]*100" office:value-type="float" office:value="0.0927169189098418" calcext:value-type="float">
            <text:p>0.09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7.73375587915" calcext:value-type="float">
            <text:p>6507.73</text:p>
          </table:table-cell>
          <table:table-cell table:number-columns-repeated="6"/>
          <table:table-cell office:value-type="float" office:value="6466.48750679205" calcext:value-type="float">
            <text:p>6466.4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32:.B35])" office:value-type="float" office:value="6487.19469975591" calcext:value-type="float">
            <text:p>6487.19</text:p>
          </table:table-cell>
          <table:table-cell table:formula="of:=STDEV([.B32:.B36])" office:value-type="float" office:value="74.2004614510804" calcext:value-type="float">
            <text:p>74.20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6.17339934134056" calcext:value-type="float">
            <text:p>6.17</text:p>
          </table:table-cell>
          <table:table-cell table:formula="of:=([.D39]-[.H39])/[.H39]*100"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1.31002832474" calcext:value-type="float">
            <text:p>6491.31</text:p>
          </table:table-cell>
          <table:table-cell table:formula="of:=STDEV([.I32:.I36])" office:value-type="float" office:value="70.0137714813422" calcext:value-type="float">
            <text:p>70.01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24075332773719" calcext:value-type="float">
            <text:p>6.2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70*60" office:value-type="float" office:value="10200" calcext:value-type="float">
            <text:p>10200.00</text:p>
          </table:table-cell>
          <table:table-cell/>
          <table:table-cell office:value-type="float" office:value="6110" calcext:value-type="float">
            <text:p>6110</text:p>
          </table:table-cell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7315.036268882" calcext:value-type="float">
            <text:p>17315.04</text:p>
          </table:table-cell>
          <table:table-cell table:number-columns-repeated="6"/>
          <table:table-cell office:value-type="float" office:value="17083.7252016919" calcext:value-type="float">
            <text:p>17083.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35.4392438097" calcext:value-type="float">
            <text:p>17235.44</text:p>
          </table:table-cell>
          <table:table-cell table:number-columns-repeated="6"/>
          <table:table-cell office:value-type="float" office:value="17032.7521476058" calcext:value-type="float">
            <text:p>17032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61.7753393955" calcext:value-type="float">
            <text:p>17461.78</text:p>
          </table:table-cell>
          <table:table-cell table:number-columns-repeated="6"/>
          <table:table-cell office:value-type="float" office:value="17110.9380923112" calcext:value-type="float">
            <text:p>17110.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92.6761232543" calcext:value-type="float">
            <text:p>17492.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355.6529124801" calcext:value-type="float">
            <text:p>17355.6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42:.B45])" office:value-type="float" office:value="17376.2317438354" calcext:value-type="float">
            <text:p>17376.23</text:p>
          </table:table-cell>
          <table:table-cell table:formula="of:=STDEV([.B42:.B46])" office:value-type="float" office:value="105.810213469454" calcext:value-type="float">
            <text:p>105.81</text:p>
          </table:table-cell>
          <table:table-cell table:formula="of:=MIN([.B42:.B46])" office:value-type="float" office:value="17235.4392438097" calcext:value-type="float">
            <text:p>17235.44</text:p>
          </table:table-cell>
          <table:table-cell table:formula="of:=([.B49]-[.H49])/[.H49]*100" office:value-type="float" office:value="10.1155370331773" calcext:value-type="float">
            <text:p>10.12</text:p>
          </table:table-cell>
          <table:table-cell table:formula="of:=([.D49]-[.H49])/[.H49]*100" office:value-type="float" office:value="9.22331586698191" calcext:value-type="float">
            <text:p>9.22</text:p>
          </table:table-cell>
          <table:table-cell table:formula="of:=65*60" office:value-type="float" office:value="3900" calcext:value-type="float">
            <text:p>3900.00</text:p>
          </table:table-cell>
          <table:table-cell office:value-type="float" office:value="15780" calcext:value-type="float">
            <text:p>15780.00</text:p>
          </table:table-cell>
          <table:table-cell table:formula="of:=AVERAGE([.I42:.I46])" office:value-type="float" office:value="17075.805147203" calcext:value-type="float">
            <text:p>17075.81</text:p>
          </table:table-cell>
          <table:table-cell table:formula="of:=STDEV([.I42:.I46])" office:value-type="float" office:value="39.6901238937276" calcext:value-type="float">
            <text:p>39.69</text:p>
          </table:table-cell>
          <table:table-cell table:formula="of:=MIN([.I42:.I46])" office:value-type="float" office:value="17032.7521476058" calcext:value-type="float">
            <text:p>17032.75</text:p>
          </table:table-cell>
          <table:table-cell table:formula="of:=([.I49]-[.P49])/[.P49]*100" office:value-type="float" office:value="8.21169294805442" calcext:value-type="float">
            <text:p>8.21</text:p>
          </table:table-cell>
          <table:table-cell table:formula="of:=([.K49]-[.P49])/[.P49]*100" office:value-type="float" office:value="7.93886025098755" calcext:value-type="float">
            <text:p>7.94</text:p>
          </table:table-cell>
          <table:table-cell table:formula="of:=48*60" office:value-type="float" office:value="2880" calcext:value-type="float">
            <text:p>2880.00</text:p>
          </table:table-cell>
          <table:table-cell/>
          <table:table-cell table:style-name="ce9" office:value-type="float" office:value="15780" calcext:value-type="float">
            <text:p>15780.0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337708.133522951" calcext:value-type="float">
            <text:p>337708.13</text:p>
          </table:table-cell>
          <table:table-cell table:number-columns-repeated="6"/>
          <table:table-cell office:value-type="float" office:value="3" calcext:value-type="float">
            <text:p>3.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309.959251144" calcext:value-type="float">
            <text:p>337309.96</text:p>
          </table:table-cell>
          <table:table-cell table:number-columns-repeated="6"/>
          <table:table-cell office:value-type="float" office:value="33" calcext:value-type="float">
            <text:p>33.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911.749191012" calcext:value-type="float">
            <text:p>338911.75</text:p>
          </table:table-cell>
          <table:table-cell table:number-columns-repeated="6"/>
          <table:table-cell office:value-type="float" office:value="333" calcext:value-type="float">
            <text:p>333.00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53:.B56])" office:value-type="float" office:value="337976.613988369" calcext:value-type="float">
            <text:p>337976.61</text:p>
          </table:table-cell>
          <table:table-cell table:formula="of:=STDEV([.B53:.B57])" office:value-type="float" office:value="833.962872734073" calcext:value-type="float">
            <text:p>833.96</text:p>
          </table:table-cell>
          <table:table-cell table:formula="of:=MIN([.B53:.B57])" office:value-type="float" office:value="337309.959251144" calcext:value-type="float">
            <text:p>337309.96</text:p>
          </table:table-cell>
          <table:table-cell table:formula="of:=([.B60]-[.H60])/[.H60]*100" office:value-type="float" office:value="30.4656998109927" calcext:value-type="float">
            <text:p>30.47</text:p>
          </table:table-cell>
          <table:table-cell table:formula="of:=([.D60]-[.H60])/[.H60]*100" office:value-type="float" office:value="30.2083578138705" calcext:value-type="float">
            <text:p>30.21</text:p>
          </table:table-cell>
          <table:table-cell table:formula="of:=103*60" office:value-type="float" office:value="6180" calcext:value-type="float">
            <text:p>6180.00</text:p>
          </table:table-cell>
          <table:table-cell office:value-type="float" office:value="259054" calcext:value-type="float">
            <text:p>259054.00</text:p>
          </table:table-cell>
          <table:table-cell table:formula="of:=AVERAGE([.I53:.I57])" office:value-type="float" office:value="123" calcext:value-type="float">
            <text:p>123.00</text:p>
          </table:table-cell>
          <table:table-cell table:formula="of:=STDEV([.I53:.I57])" office:value-type="float" office:value="182.482875908947" calcext:value-type="float">
            <text:p>182.48</text:p>
          </table:table-cell>
          <table:table-cell table:formula="of:=MIN([.I53:.I57])" office:value-type="float" office:value="3" calcext:value-type="float">
            <text:p>3.00</text:p>
          </table:table-cell>
          <table:table-cell table:formula="of:=([.I60]-[.P60])/[.P60]*100" office:value-type="float" office:value="-99.9525195519081" calcext:value-type="float">
            <text:p>-99.95</text:p>
          </table:table-cell>
          <table:table-cell table:formula="of:=([.K60]-[.P60])/[.P60]*100" office:value-type="float" office:value="-99.9988419402904" calcext:value-type="float">
            <text:p>-100.00</text:p>
          </table:table-cell>
          <table:table-cell table:number-columns-repeated="2"/>
          <table:table-cell table:style-name="ce9" office:value-type="float" office:value="259054" calcext:value-type="float">
            <text:p>259054.0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13" table:default-cell-style-name="ce9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office:value-type="float" office:value="6180" calcext:value-type="float">
            <text:p>6180.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14:18.63996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19T10:48:58.305944919</dc:date>
    <meta:editing-duration>PT2H30M56S</meta:editing-duration>
    <meta:editing-cycles>45</meta:editing-cycles>
    <meta:generator>LibreOffice/6.0.7.3$Linux_X86_64 LibreOffice_project/00m0$Build-3</meta:generator>
    <meta:document-statistic meta:table-count="2" meta:cell-count="351" meta:object-count="0"/>
  </office:meta>
</office:document-meta>
</file>